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3883" officeooo:paragraph-rsid="000f38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Задача 1.</text:p>
      <text:p text:style-name="P1"># Дадени податоци</text:p>
      <text:p text:style-name="P1">data &lt;- c(8, 4.1, 6.2, 7.3, 3.5, 4.2, 6.9, 7.0, 5.6, 8.2, 4.7, 9.1, 7.6, 6.3, 5.4, 7.9, 8.5, 3.4, 6.8, 7.2, 9.3, 6.1, 5.7, 8.9, 4.9, 2.7, 3.5, 4.2, 3.2, 3.9)</text:p>
      <text:p text:style-name="P1"/>
      <text:p text:style-name="P1"># Проценка на параметарот λ (MLE за експоненцијална распределба)</text:p>
      <text:p text:style-name="P1">lambda_mle &lt;- 1 / mean(data)</text:p>
      <text:p text:style-name="P1">cat("Проценетата вредност за λ е:", lambda_mle, "\n")</text:p>
      <text:p text:style-name="P1"/>
      <text:p text:style-name="P1">задача 2.</text:p>
      <text:p text:style-name="P1"># Дадени податоци</text:p>
      <text:p text:style-name="P1">data &lt;- c(4, 5, 6, 2, 3, 4, 1, 4, 7, 5)</text:p>
      <text:p text:style-name="P1"/>
      <text:p text:style-name="P1"># Проценка на параметарот λ за Пуасонова распределба (MLE)</text:p>
      <text:p text:style-name="P1">lambda_mle &lt;- mean(data)</text:p>
      <text:p text:style-name="P1">cat("Проценетата вредност за λ е:", lambda_mle, "\n")</text:p>
      <text:p text:style-name="P1"/>
      <text:p text:style-name="P1">задача 3.</text:p>
      <text:p text:style-name="P1"># Дадени податоци</text:p>
      <text:p text:style-name="P1">intervals &lt;- c(15, 18, 21, 24)</text:p>
      <text:p text:style-name="P1">frequencies &lt;- c(38, 27, 35)</text:p>
      <text:p text:style-name="P1">n &lt;- sum(frequencies)</text:p>
      <text:p text:style-name="P1">lambda &lt;- 1 / 10 # параметар даден во задачата</text:p>
      <text:p text:style-name="P1"/>
      <text:p text:style-name="P1"># Теоретски веројатности</text:p>
      <text:p text:style-name="P1">probs &lt;- diff(pexp(c(0, intervals), rate = lambda))</text:p>
      <text:p text:style-name="P1">expected &lt;- n * probs</text:p>
      <text:p text:style-name="P1"/>
      <text:p text:style-name="P1"># Chi-square тест</text:p>
      <text:p text:style-name="P1">chisq_test &lt;- sum((frequencies - expected)^2 / expected)</text:p>
      <text:p text:style-name="P1">p_value &lt;- pchisq(chisq_test, df = length(intervals) - 1, lower.tail = FALSE)</text:p>
      <text:p text:style-name="P1">cat("Chi-square статистика:", chisq_test, "\n")</text:p>
      <text:p text:style-name="P1">cat("p-вредност:", p_value, "\n")</text:p>
      <text:p text:style-name="P1"/>
      <text:p text:style-name="P1">задача 4.</text:p>
      <text:p text:style-name="P1"># Дадени податоци</text:p>
      <text:p text:style-name="P1">observed &lt;- c(1, 1, 1, 0, 0, 0, 0, 2, 1, 1, 2, 1, 0)</text:p>
      <text:p text:style-name="P1">theoretical_probs &lt;- c(0.3, 0.35, 0.35) # теоретска распределба</text:p>
      <text:p text:style-name="P1">n &lt;- length(observed)</text:p>
      <text:p text:style-name="P1"/>
      <text:p text:style-name="P1"># Фреквенции</text:p>
      <text:p text:style-name="P1">obs_freq &lt;- table(factor(observed, levels = 0:2))</text:p>
      <text:p text:style-name="P1">expected &lt;- n * theoretical_probs</text:p>
      <text:p text:style-name="P1"/>
      <text:p text:style-name="P1"># Chi-square тест</text:p>
      <text:p text:style-name="P1">chisq_test &lt;- sum((obs_freq - expected)^2 / expected)</text:p>
      <text:p text:style-name="P1">p_value &lt;- pchisq(chisq_test, df = length(theoretical_probs) - 1, lower.tail = FALSE)</text:p>
      <text:p text:style-name="P1">cat("Chi-square статистика:", chisq_test, "\n")</text:p>
      <text:p text:style-name="P1">cat("p-вредност:", p_value, "\n")</text:p>
      <text:p text:style-name="P1"/>
      <text:p text:style-name="P1"/>
      <text:p text:style-name="P1"><text:soft-page-break/></text:p>
      <text:p text:style-name="P1">задача5.</text:p>
      <text:p text:style-name="P1"># Дадени податоци</text:p>
      <text:p text:style-name="P1">data &lt;- matrix(c(500, 650, 200, 610, 550, 170), nrow = 2, byrow = TRUE)</text:p>
      <text:p text:style-name="P1">colnames(data) &lt;- c("Македонци", "Од ЕУ", "Ниту Македонци, ниту од ЕУ")</text:p>
      <text:p text:style-name="P1">rownames(data) &lt;- c("Под 30г.", "Барем 30г.")</text:p>
      <text:p text:style-name="P1"/>
      <text:p text:style-name="P1"># Chi-square тест</text:p>
      <text:p text:style-name="P1">chisq_test &lt;- chisq.test(data)</text:p>
      <text:p text:style-name="P1">cat("Chi-square статистика:", chisq_test$statistic, "\n")</text:p>
      <text:p text:style-name="P1">cat("p-вредност:", chisq_test$p.value, "\n"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mk" fo:country="MK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mk" fo:country="MK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23:49:50.718000000</meta:creation-date>
    <dc:date>2024-12-23T23:58:49.270000000</dc:date>
    <meta:editing-duration>PT9M1S</meta:editing-duration>
    <meta:editing-cycles>1</meta:editing-cycles>
    <meta:document-statistic meta:table-count="0" meta:image-count="0" meta:object-count="0" meta:page-count="2" meta:paragraph-count="48" meta:word-count="285" meta:character-count="1856" meta:non-whitespace-character-count="1619"/>
    <meta:generator>LibreOffice/7.4.2.3$Windows_X86_64 LibreOffice_project/382eef1f22670f7f4118c8c2dd222ec7ad009daf</meta:generator>
  </office:meta>
</office:document-meta>
</file>